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7cm" fo:min-width="1.296cm"/>
    </style:style>
    <style:style style:name="gr2" style:family="graphic" style:parent-style-name="standard">
      <style:graphic-properties draw:textarea-horizontal-align="justify" draw:textarea-vertical-align="middle" draw:auto-grow-height="false" fo:min-height="3.415cm" fo:min-width="3.812cm"/>
    </style:style>
    <style:style style:name="gr3" style:family="graphic" style:parent-style-name="standard">
      <style:graphic-properties draw:textarea-horizontal-align="justify" draw:textarea-vertical-align="middle" draw:auto-grow-height="false" fo:min-height="1.17cm" fo:min-width="2.91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0.6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159cm" svg:x="4.302cm" svg:y="4.556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159cm" svg:x="13.954cm" svg:y="4.683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096cm" svg:height="5.181cm" svg:x="7.223cm" svg:y="9.763cm">
          <text:p text:style-name="P1">Node TCP Server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096cm" svg:height="5.181cm" svg:x="2.905cm" svg:y="15.758cm">
          <text:p text:style-name="P1">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26cm" svg:height="2.006cm" svg:x="7.858cm" svg:y="12.456cm">
          <text:p text:style-name="P1">Persistent Game</text:p>
          <text:p text:style-name="P1">Mem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6.08cm" svg:y1="6.842cm" svg:x2="8.366cm" svg:y2="10.144cm">
          <text:p/>
        </draw:line>
        <draw:line draw:style-name="gr4" draw:text-style-name="P2" draw:layer="layout" svg:x1="14.843cm" svg:y1="7.223cm" svg:x2="12.43cm" svg:y2="10.144cm">
          <text:p/>
        </draw:line>
        <draw:line draw:style-name="gr4" draw:text-style-name="P2" draw:layer="layout" svg:x1="8.493cm" svg:y1="14.97cm" svg:x2="7.985cm" svg:y2="16.24cm">
          <text:p/>
        </draw:line>
        <draw:frame draw:style-name="gr5" draw:text-style-name="P3" draw:layer="layout" svg:width="5.334cm" svg:height="10.922cm" svg:x="13.7cm" svg:y="11.414cm">
          <draw:text-box>
            <text:p>Clients update local game information periodically (or on change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20:32:43.879434160</meta:creation-date>
    <dc:date>2020-04-18T20:35:38.557222024</dc:date>
    <meta:editing-duration>PT2M55S</meta:editing-duration>
    <meta:editing-cycles>1</meta:editing-cycles>
    <meta:document-statistic meta:object-count="9"/>
    <meta:generator>LibreOffice/6.0.7.3$Linux_X86_64 LibreOffice_project/00m0$Build-3</meta:generator>
  </office:meta>
</office:document-meta>
</file>